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629cm" svg:height="2.64cm" draw:transform="rotate (1.58859868516524) translate (3.73792088761399cm 7.80844150296399cm)" svg:viewBox="0 0 4630 2641" svg:d="M41 1514c953 345 2480 1103 3369 1126 889 22 1285-426 1212-1270-72-843-651-1324-1484-1368s-1499 605-1416 1571c35 396 748 455 744 281-30-733 290-1148 784-1204 493-57 699 251 632 700-66 449-392 871-1150 632-757-238-1903-801-2536-1121-143-49-261 608-155 653z">
          <text:p/>
        </draw:path>
        <draw:path draw:style-name="gr1" draw:text-style-name="P1" draw:layer="layout" svg:width="0.903cm" svg:height="0.661cm" draw:transform="rotate (-2.15757602131539) translate (5.415991107103cm 7.54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rotate (-2.1561797579138) translate (5.880654301403cm 5.475674301264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2:02:30.22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